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3106" officeooo:paragraph-rsid="001b310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3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5th</text:span> of <text:span text:style-name="T3">July </text:span>202<text:span text:style-name="T3">3</text:span> under the <text:span text:style-name="T3">34th</text:span> PA Meeting.</text:p>
      <text:p text:style-name="P1"/>
      <text:p text:style-name="P1">The Assembly, recognising the current situation,</text:p>
      <text:p text:style-name="P1"/>
      <text:p text:style-name="P4">Constitutes the need to make an exception to article 2 of the charter of the People’s Assembly, this in order to ban abandoning minecarts on public rail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Comradedoggo_23</text:p>
      <text:p text:style-name="P4">Eldegron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4-2: To ban abandoning minecar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5T19:58:21.217065592</dc:date>
    <meta:editing-duration>PT3M9S</meta:editing-duration>
    <meta:editing-cycles>6</meta:editing-cycles>
    <meta:generator>LibreOffice/7.5.5.2$Linux_X86_64 LibreOffice_project/bf0ddd27f701ac1d9e0942bffe145c51e201aa5c</meta:generator>
    <meta:document-statistic meta:table-count="0" meta:image-count="0" meta:object-count="0" meta:page-count="1" meta:paragraph-count="10" meta:word-count="62" meta:character-count="400" meta:non-whitespace-character-count="348"/>
  </office:meta>
</office:document-meta>
</file>